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96.06mm" style:rel-column-width="37032*"/>
    </style:style>
    <style:style style:name="Table1.B" style:family="table-column">
      <style:table-column-properties style:column-width="73.92mm" style:rel-column-width="28503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end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cking in objects"&gt;</text:placeholder></text:p>
      <text:p text:style-name="P8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7"><text:placeholder text:placeholder-type="text">&lt;for each="line in packing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Standard"><text:span text:style-name="T1">Shipment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2"><text:placeholder text:placeholder-type="text">&lt;formatLang(packing.effective_date and packing.effective_date or datetime.datetime.today(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B1" office:value-type="string">
              <text:p text:style-name="P3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4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4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B3" office:value-type="string">
            <text:p text:style-name="P5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15" meta:word-count="58" meta:character-count="980" meta:non-whitespace-character-count="937"/>
    <meta:user-defined meta:name="Info 1"/>
    <meta:user-defined meta:name="Info 2"/>
    <meta:user-defined meta:name="Info 3"/>
    <meta:user-defined meta:name="Info 4"/>
  </office:meta>
</office:document-meta>
</file>